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8.095cm" svg:y="0.611cm">
            <draw:object draw:notify-on-update-of-ranges="Sheet1.A2:Sheet1.A9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9:39:25.320675785</meta:creation-date>
    <dc:date>2023-02-16T09:48:11.715553522</dc:date>
    <meta:editing-duration>PT8M46S</meta:editing-duration>
    <meta:editing-cycles>1</meta:editing-cycles>
    <meta:document-statistic meta:table-count="1" meta:cell-count="18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:Sheet1.B9" svg:x="0.319cm" svg:y="0.18cm" svg:width="12.508cm" svg:height="8.645cm">
          <chart:coordinate-region svg:x="0.94cm" svg:y="0.379cm" svg:width="11.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